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19cm" fo:min-width="2.105cm"/>
    </style:style>
    <style:style style:name="gr2" style:family="graphic" style:parent-style-name="standard">
      <style:graphic-properties draw:textarea-horizontal-align="justify" draw:textarea-vertical-align="middle" draw:auto-grow-height="false" fo:min-height="0.739cm" fo:min-width="1.836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782cm"/>
    </style:style>
    <style:style style:name="gr7" style:family="graphic" style:parent-style-name="standard">
      <style:graphic-properties draw:stroke="none" svg:stroke-color="#000000" draw:fill="none" draw:fill-color="#ffffff" fo:min-height="1.996cm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1.207cm"/>
    </style:style>
    <style:style style:name="gr9" style:family="graphic" style:parent-style-name="standard">
      <style:graphic-properties draw:textarea-horizontal-align="justify" draw:textarea-vertical-align="middle" draw:auto-grow-height="false" fo:min-height="0.601cm" fo:min-width="1.476cm"/>
    </style:style>
    <style:style style:name="gr10" style:family="graphic" style:parent-style-name="standard">
      <style:graphic-properties draw:stroke="none" svg:stroke-color="#000000" draw:fill="none" draw:fill-color="#ffffff" fo:min-height="2.389cm"/>
    </style:style>
    <style:style style:name="gr11" style:family="graphic" style:parent-style-name="standard">
      <style:graphic-properties draw:textarea-horizontal-align="justify" draw:textarea-vertical-align="middle" draw:auto-grow-height="false" fo:min-height="0.919cm" fo:min-width="3.721cm"/>
    </style:style>
    <style:style style:name="gr12" style:family="graphic" style:parent-style-name="standard">
      <style:graphic-properties draw:textarea-horizontal-align="justify" draw:textarea-vertical-align="middle" draw:auto-grow-height="false" fo:min-height="1.401cm" fo:min-width="6.739cm"/>
    </style:style>
    <style:style style:name="gr13" style:family="graphic" style:parent-style-name="standard">
      <style:graphic-properties draw:textarea-horizontal-align="justify" draw:textarea-vertical-align="middle" draw:auto-grow-height="false" fo:min-height="1.274cm" fo:min-width="6.739cm"/>
    </style:style>
    <style:style style:name="gr14" style:family="graphic" style:parent-style-name="standard">
      <style:graphic-properties draw:stroke="none" svg:stroke-color="#000000" draw:fill="none" draw:fill-color="#ffffff" fo:min-height="1.274cm"/>
    </style:style>
    <style:style style:name="gr15" style:family="graphic" style:parent-style-name="standard">
      <style:graphic-properties draw:textarea-horizontal-align="justify" draw:textarea-vertical-align="middle" draw:auto-grow-height="false" fo:min-height="1.655cm" fo:min-width="4.834cm"/>
    </style:style>
    <style:style style:name="gr16" style:family="graphic" style:parent-style-name="standard">
      <style:graphic-properties draw:fill="none" draw:textarea-vertical-align="middle" draw:auto-grow-height="false" fo:min-height="7.668cm" fo:min-width="0.569cm"/>
    </style:style>
    <style:style style:name="gr17" style:family="graphic" style:parent-style-name="standard">
      <style:graphic-properties draw:stroke="none" svg:stroke-color="#000000" draw:fill="none" draw:fill-color="#ffffff" fo:min-height="3.991cm"/>
    </style:style>
    <style:style style:name="gr18" style:family="graphic" style:parent-style-name="standard">
      <style:graphic-properties draw:textarea-horizontal-align="justify" draw:textarea-vertical-align="middle" draw:auto-grow-height="false" fo:min-height="0.47cm" fo:min-width="3.541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3.683cm" svg:height="1.651cm" svg:x="7.604cm" svg:y="2.016cm">
          <text:p text:style-name="P1">salt-toa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.683cm" svg:height="1.651cm" svg:x="7.604cm" svg:y="4.048cm">
          <text:p text:style-name="P1">c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.302cm" svg:height="1.397cm" svg:x="1.762cm" svg:y="6.715cm">
          <text:p text:style-name="P1">sle12sp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27cm" svg:height="1.397cm" svg:x="18.399cm" svg:y="7.096cm">
          <draw:text-box>
            <text:p text:style-name="P2"><text:span text:style-name="T1">...</text:span></text:p>
          </draw:text-box>
        </draw:frame>
        <draw:custom-shape draw:style-name="gr2" draw:text-style-name="P1" xml:id="id6" draw:id="id6" draw:layer="layout" svg:width="3.302cm" svg:height="1.397cm" svg:x="15.224cm" svg:y="6.715cm">
          <text:p text:style-name="P1">Ubunt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3.302cm" svg:height="1.397cm" svg:x="11.922cm" svg:y="6.715cm">
          <text:p text:style-name="P1">centos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3.302cm" svg:height="1.397cm" svg:x="8.493cm" svg:y="6.715cm">
          <text:p text:style-name="P1">rhel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3.302cm" svg:height="1.397cm" svg:x="5.191cm" svg:y="6.715cm">
          <text:p text:style-name="P1">sle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s" svg:x1="8.143cm" svg:y1="5.458cm" svg:x2="3.413cm" svg:y2="6.715cm" draw:start-shape="id1" draw:start-glue-point="7" draw:end-shape="id2" draw:end-glue-point="4" svg:d="M8143 5458v742l-4730 13v502" svg:viewBox="0 0 4731 1258">
          <text:p/>
        </draw:connector>
        <draw:connector draw:style-name="gr4" draw:text-style-name="P4" draw:layer="layout" draw:type="lines" svg:x1="9.445cm" svg:y1="5.699cm" svg:x2="6.842cm" svg:y2="6.715cm" draw:start-shape="id1" draw:start-glue-point="8" draw:end-shape="id3" draw:end-glue-point="4" svg:d="M9445 5699v501l-2603 13v502" svg:viewBox="0 0 2604 1017">
          <text:p/>
        </draw:connector>
        <draw:connector draw:style-name="gr4" draw:text-style-name="P4" draw:layer="layout" draw:type="lines" svg:x1="9.445cm" svg:y1="5.699cm" svg:x2="10.144cm" svg:y2="6.715cm" draw:start-shape="id1" draw:start-glue-point="8" draw:end-shape="id4" draw:end-glue-point="4" svg:d="M9445 5699v501l699 13v502" svg:viewBox="0 0 700 1017">
          <text:p/>
        </draw:connector>
        <draw:connector draw:style-name="gr4" draw:text-style-name="P4" draw:layer="layout" draw:type="lines" svg:x1="9.445cm" svg:y1="5.699cm" svg:x2="13.573cm" svg:y2="6.715cm" draw:start-shape="id1" draw:start-glue-point="8" draw:end-shape="id5" draw:end-glue-point="4" svg:d="M9445 5699v501l4128 13v502" svg:viewBox="0 0 4129 1017">
          <text:p/>
        </draw:connector>
        <draw:connector draw:style-name="gr4" draw:text-style-name="P4" draw:layer="layout" draw:type="lines" svg:x1="9.445cm" svg:y1="5.699cm" svg:x2="16.875cm" svg:y2="6.715cm" draw:start-shape="id1" draw:start-glue-point="8" draw:end-shape="id6" draw:end-glue-point="4" svg:d="M9445 5699v501l7430 13v502" svg:viewBox="0 0 7431 1017">
          <text:p/>
        </draw:connector>
        <draw:line draw:style-name="gr5" draw:text-style-name="P4" draw:layer="layout" svg:x1="3.159cm" svg:y1="1.889cm" svg:x2="3.159cm" svg:y2="4.175cm">
          <text:p/>
        </draw:line>
        <draw:frame draw:style-name="gr6" draw:text-style-name="P5" draw:layer="layout" svg:width="2.921cm" svg:height="2.032cm" svg:x="0.746cm" svg:y="2.143cm">
          <draw:text-box>
            <text:p>subdirs</text:p>
          </draw:text-box>
        </draw:frame>
        <draw:connector draw:style-name="gr4" draw:text-style-name="P4" draw:layer="layout" draw:type="lines" svg:x1="9.445cm" svg:y1="3.667cm" svg:x2="9.445cm" svg:y2="4.048cm" draw:start-shape="id7" draw:start-glue-point="8" draw:end-shape="id1" draw:end-glue-point="4" svg:d="M9445 3667v501-622 502" svg:viewBox="0 0 1 623">
          <text:p/>
        </draw:connector>
        <draw:frame draw:style-name="gr7" draw:text-style-name="P3" draw:layer="layout" svg:width="8.255cm" svg:height="2.246cm" svg:x="1.508cm" svg:y="8.874cm">
          <draw:text-box>
            <text:p text:style-name="P2"><text:span text:style-name="T1">Each os has 3 flavors subdirectories</text:span></text:p>
          </draw:text-box>
        </draw:frame>
        <draw:custom-shape draw:style-name="gr8" draw:text-style-name="P1" xml:id="id8" draw:id="id8" draw:layer="layout" svg:width="2.413cm" svg:height="1.016cm" svg:x="9.89cm" svg:y="10.271cm">
          <text:p text:style-name="P1">n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0" draw:id="id10" draw:layer="layout" svg:width="2.794cm" svg:height="1.203cm" svg:x="12.303cm" svg:y="10.144cm">
          <text:p text:style-name="P1">produc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" draw:id="id9" draw:layer="layout" svg:width="2.413cm" svg:height="1.016cm" svg:x="15.224cm" svg:y="10.271cm">
          <text:p text:style-name="P1">tes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16.875cm" svg:y1="8.112cm" svg:x2="11.097cm" svg:y2="10.271cm" draw:start-shape="id6" draw:start-glue-point="8" draw:end-shape="id8" draw:end-glue-point="4" svg:d="M16875 8112c0 1620-5778 541-5778 2159" svg:viewBox="0 0 5779 2160">
          <text:p/>
        </draw:connector>
        <draw:connector draw:style-name="gr4" draw:text-style-name="P4" draw:layer="layout" draw:type="curve" svg:x1="16.875cm" svg:y1="8.112cm" svg:x2="16.431cm" svg:y2="10.271cm" draw:start-shape="id6" draw:start-glue-point="8" draw:end-shape="id9" draw:end-glue-point="4" svg:d="M16875 8112c0 1620-444 541-444 2159" svg:viewBox="0 0 445 2160">
          <text:p/>
        </draw:connector>
        <draw:connector draw:style-name="gr4" draw:text-style-name="P4" draw:layer="layout" draw:type="curve" svg:x1="16.875cm" svg:y1="8.112cm" svg:x2="13.7cm" svg:y2="10.144cm" draw:start-shape="id6" draw:start-glue-point="8" draw:end-shape="id10" draw:end-glue-point="4" svg:d="M16875 8112c0 1524-3175 508-3175 2032" svg:viewBox="0 0 3176 2033">
          <text:p/>
        </draw:connector>
        <draw:line draw:style-name="gr5" draw:text-style-name="P4" draw:layer="layout" svg:x1="12.684cm" svg:y1="5.445cm" svg:x2="17.129cm" svg:y2="5.445cm">
          <text:p/>
        </draw:line>
        <draw:frame draw:style-name="gr10" draw:text-style-name="P5" draw:layer="layout" svg:width="5.842cm" svg:height="2.639cm" svg:x="12.938cm" svg:y="4.429cm">
          <draw:text-box>
            <text:p>OS</text:p>
          </draw:text-box>
        </draw:frame>
        <draw:custom-shape draw:style-name="gr11" draw:text-style-name="P1" xml:id="id11" draw:id="id11" draw:layer="layout" svg:width="5.969cm" svg:height="1.651cm" svg:x="1.762cm" svg:y="18.018cm">
          <text:p text:style-name="P1">docker-image-bui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7.239cm" svg:height="1.651cm" svg:x="9.255cm" svg:y="17.256cm">
          <text:p text:style-name="P1">saltstack-integration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7.239cm" svg:height="1.651cm" svg:x="9.255cm" svg:y="19.161cm">
          <text:p text:style-name="P1">saltstack-suse-integration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239cm" svg:height="1.524cm" svg:x="9.382cm" svg:y="21.193cm">
          <text:p text:style-name="P1">saltstack-unit</text:p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5.588cm" svg:height="1.524cm" svg:x="9.128cm" svg:y="25.003cm">
          <draw:text-box>
            <text:p>Jenkins Pipelines tests files</text:p>
          </draw:text-box>
        </draw:frame>
        <draw:connector draw:style-name="gr4" draw:text-style-name="P4" draw:layer="layout" draw:type="curve" draw:line-skew="2.659cm" svg:x1="11.097cm" svg:y1="11.287cm" svg:x2="4.746cm" svg:y2="18.018cm" draw:start-shape="id8" draw:start-glue-point="8" draw:end-shape="id11" svg:d="M11097 11287c0 9037-6351 5672-6351 6731" svg:viewBox="0 0 6352 6732">
          <text:p/>
        </draw:connector>
        <draw:connector draw:style-name="gr4" draw:text-style-name="P4" draw:layer="layout" draw:type="curve" svg:x1="4.747cm" svg:y1="19.669cm" svg:x2="4.429cm" svg:y2="20.812cm" draw:start-shape="id11" draw:start-glue-point="8" draw:end-shape="id12" svg:d="M4747 19669c0 856-318 285-318 1143" svg:viewBox="0 0 319 1144">
          <text:p/>
        </draw:connector>
        <draw:custom-shape draw:style-name="gr15" draw:text-style-name="P1" xml:id="id12" draw:id="id12" draw:layer="layout" svg:width="5.334cm" svg:height="1.905cm" svg:x="1.762cm" svg:y="20.812cm">
          <text:p text:style-name="P1">build-pipeline</text:p>
          <draw:enhanced-geometry svg:viewBox="0 0 21600 21600" draw:type="rectangle" draw:enhanced-path="M 0 0 L 21600 0 21600 21600 0 21600 0 0 Z N"/>
        </draw:custom-shape>
        <draw:custom-shape draw:style-name="gr16" draw:text-style-name="P4" xml:id="id13" draw:id="id13" draw:layer="layout" svg:width="1.524cm" svg:height="8.636cm" svg:x="16.24cm" svg:y="16.11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onnector draw:style-name="gr4" draw:text-style-name="P4" draw:layer="layout" draw:type="curve" draw:line-skew="1.736cm" svg:x1="11.097cm" svg:y1="11.287cm" svg:x2="17.764cm" svg:y2="20.431cm" draw:start-shape="id8" draw:start-glue-point="8" draw:end-shape="id13" draw:end-glue-point="6" svg:d="M11097 11287c0 6225 3585 5187 5440 5917s1980 3227 1227 3227" svg:viewBox="0 0 7100 9145">
          <text:p/>
        </draw:connector>
        <draw:frame draw:style-name="gr14" draw:text-style-name="P5" draw:layer="layout" svg:width="5.588cm" svg:height="2.042cm" svg:x="1.762cm" svg:y="22.844cm">
          <draw:text-box>
            <text:p>Jenkins Pipeline that build docker image for tests</text:p>
          </draw:text-box>
        </draw:frame>
        <draw:frame draw:style-name="gr14" draw:text-style-name="P5" draw:layer="layout" svg:width="5.588cm" svg:height="1.524cm" svg:x="10.652cm" svg:y="22.971cm">
          <draw:text-box>
            <text:p>Jenkins Pipelines tests files</text:p>
          </draw:text-box>
        </draw:frame>
        <draw:frame draw:style-name="gr17" draw:text-style-name="P3" draw:layer="layout" svg:width="17.78cm" svg:height="4.241cm" svg:x="1.254cm" svg:y="11.795cm">
          <draw:text-box>
            <text:p text:style-name="P2"><text:span text:style-name="T1">Each flavor has pipelines: </text:span></text:p>
            <text:p text:style-name="P2"><text:span text:style-name="T1"/></text:p>
            <text:p text:style-name="P2"><text:span text:style-name="T1">Some execute tests, some <text:s text:c="5"/>pipeline are for building the correct docker <text:s text:c="4"/>image for the tests</text:span></text:p>
          </draw:text-box>
        </draw:frame>
        <draw:custom-shape draw:style-name="gr18" draw:text-style-name="P1" draw:layer="layout" svg:width="5.715cm" svg:height="1.016cm" svg:x="13.7cm" svg:y="1.254cm">
          <text:p text:style-name="P1">This is a direc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1:00:19.774022212</meta:creation-date>
    <dc:date>2018-08-17T11:29:26.114038368</dc:date>
    <meta:editing-duration>PT23S</meta:editing-duration>
    <meta:editing-cycles>1</meta:editing-cycles>
    <meta:document-statistic meta:object-count="39"/>
    <meta:generator>LibreOffice/6.0.3.2$Linux_X86_64 LibreOffice_project/00m0$Build-2</meta:generator>
  </office:meta>
</office:document-meta>
</file>